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1" style:family="table">
      <style:table-properties style:width="14.76cm" table:align="center" style:writing-mode="lr-tb"/>
    </style:style>
    <style:style style:name="Table61.A" style:family="table-column">
      <style:table-column-properties style:column-width="8.722cm"/>
    </style:style>
    <style:style style:name="Table61.B" style:family="table-column">
      <style:table-column-properties style:column-width="6.038cm"/>
    </style:style>
    <style:style style:name="Table61.1" style:family="table-row">
      <style:table-row-properties style:min-row-height="0.714cm" fo:keep-together="auto"/>
    </style:style>
    <style:style style:name="Table6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1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1.2" style:family="table-row">
      <style:table-row-properties fo:keep-together="auto"/>
    </style:style>
    <style:style style:name="Table61.3" style:family="table-row">
      <style:table-row-properties fo:keep-together="auto"/>
    </style:style>
    <style:style style:name="Table61.4" style:family="table-row">
      <style:table-row-properties fo:keep-together="auto"/>
    </style:style>
    <style:style style:name="Table61.5" style:family="table-row">
      <style:table-row-properties fo:keep-together="auto"/>
    </style:style>
    <style:style style:name="Table62" style:family="table">
      <style:table-properties style:width="14.76cm" table:align="center" style:writing-mode="lr-tb"/>
    </style:style>
    <style:style style:name="Table62.A" style:family="table-column">
      <style:table-column-properties style:column-width="6.376cm"/>
    </style:style>
    <style:style style:name="Table62.B" style:family="table-column">
      <style:table-column-properties style:column-width="8.384cm"/>
    </style:style>
    <style:style style:name="Table62.1" style:family="table-row">
      <style:table-row-properties style:min-row-height="0.591cm" fo:keep-together="auto"/>
    </style:style>
    <style:style style:name="Table6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62.A2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2.3" style:family="table-row">
      <style:table-row-properties fo:keep-together="auto"/>
    </style:style>
    <style:style style:name="Table62.4" style:family="table-row">
      <style:table-row-properties fo:keep-together="auto"/>
    </style:style>
    <style:style style:name="Table62.A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62.B4" style:family="table-cell">
      <style:table-cell-properties style:vertical-align="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2.5" style:family="table-row">
      <style:table-row-properties fo:keep-together="auto"/>
    </style:style>
    <style:style style:name="Table62.6" style:family="table-row">
      <style:table-row-properties fo:keep-together="auto"/>
    </style:style>
    <style:style style:name="Table62.7" style:family="table-row">
      <style:table-row-properties fo:keep-together="auto"/>
    </style:style>
    <style:style style:name="Table63" style:family="table">
      <style:table-properties style:width="14.76cm" table:align="center" style:writing-mode="lr-tb"/>
    </style:style>
    <style:style style:name="Table63.A" style:family="table-column">
      <style:table-column-properties style:column-width="14.76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4" style:family="table">
      <style:table-properties style:width="14.76cm" table:align="center" style:writing-mode="lr-tb"/>
    </style:style>
    <style:style style:name="Table64.A" style:family="table-column">
      <style:table-column-properties style:column-width="14.76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5" style:family="table">
      <style:table-properties style:width="14.76cm" table:align="center" style:writing-mode="lr-tb"/>
    </style:style>
    <style:style style:name="Table65.A" style:family="table-column">
      <style:table-column-properties style:column-width="14.76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65.2" style:family="table-row">
      <style:table-row-properties style:min-row-height="0.288cm" fo:keep-together="auto"/>
    </style:style>
    <style:style style:name="Table65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fo:hyphenation-ladder-count="no-limit"/>
      <style:text-properties style:font-name="Arial" fo:font-size="12pt" fo:font-weight="bold" style:font-weight-asian="bold" fo:hyphenate="true" fo:hyphenation-remain-char-count="2" fo:hyphenation-push-char-count="2"/>
    </style:style>
    <style:style style:name="P3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style:snap-to-layout-grid="false"/>
      <style:text-properties fo:color="#000000" style:font-name="arial" fo:font-size="12pt" fo:background-color="#ffff00" style:font-size-asian="12pt" style:font-size-complex="12pt"/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1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2" style:family="paragraph" style:parent-style-name="Standard" style:list-style-name="WW8Num8">
      <style:paragraph-properties fo:margin-left="0.951cm" fo:margin-right="0cm" fo:text-indent="0cm" style:auto-text-indent="false" style:snap-to-layout-grid="false">
        <style:tab-stops>
          <style:tab-stop style:position="1.663cm"/>
        </style:tab-stops>
      </style:paragraph-properties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top="0.3cm" fo:margin-bottom="0.3cm" fo:background-color="transparent">
        <style:tab-stops/>
        <style:background-image/>
      </style:paragraph-properties>
    </style:style>
    <style:style style:name="P14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arial" style:font-size-asian="12pt" style:font-size-complex="12pt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background-color="transparent"/>
    </style:style>
    <text:list-style style:name="L1">
      <text:list-level-style-number text:level="1" text:style-name="Source_20_Text" style:num-pre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ource_20_Text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Source_20_Text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Source_20_Text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UC_5f_NormalAzul_20_Car"><text:span text:style-name="T5">Consultar Item</text:span></text:span>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P3">Nombre del Caso de Uso:<text:span text:style-name="T8"> Consultar ítem.</text:span></text:p>
          </table:table-cell>
          <table:table-cell table:style-name="Table61.B1" office:value-type="string">
            <text:p text:style-name="P5"><text:span text:style-name="T10">Nro. de Caso de Uso:</text:span> <text:span text:style-name="T9">CU 65</text:span></text:p>
          </table:table-cell>
        </table:table-row>
        <table:table-row table:style-name="Table61.2">
          <table:table-cell table:style-name="Table61.B1" table:number-columns-spanned="2" office:value-type="string">
            <text:p text:style-name="P5"><text:span text:style-name="T10">Actor Principal:</text:span> Miembro de Proyecto.</text:p>
          </table:table-cell>
          <table:covered-table-cell/>
        </table:table-row>
        <table:table-row table:style-name="Table61.3">
          <table:table-cell table:style-name="Table61.B1" table:number-columns-spanned="2" office:value-type="string">
            <text:p text:style-name="P5"><text:span text:style-name="T10">Objetivo:</text:span> Consultar relaciones existentes en un ítem.</text:p>
          </table:table-cell>
          <table:covered-table-cell/>
        </table:table-row>
        <table:table-row table:style-name="Table61.4">
          <table:table-cell table:style-name="Table61.B1" table:number-columns-spanned="2" office:value-type="string">
            <text:p text:style-name="P3">Pre-Condiciones:</text:p>
            <text:p text:style-name="P7">1 – El Miembro de Proyecto debe estar registrado en el sistema.</text:p>
            <text:p text:style-name="P7">2 – El Miembro de Proyecto debe haber iniciado sesión en el sistema.</text:p>
            <text:p text:style-name="P7">3 – El Miembro de Proyecto tiene permiso de acceso al proyecto.</text:p>
            <text:p text:style-name="P7">4 – El Miembro de Proyecto posee el rol correspondiente en el proyecto.</text:p>
            <text:p text:style-name="P7">5 – El ítem debe existir.</text:p>
            <text:p text:style-name="P7">6 – El proyecto debe haber iniciado.</text:p>
          </table:table-cell>
          <table:covered-table-cell/>
        </table:table-row>
        <table:table-row table:style-name="Table61.5">
          <table:table-cell table:style-name="Table61.B1" table:number-columns-spanned="2" office:value-type="string">
            <text:p text:style-name="P3">Post-Condiciones:</text:p>
            <text:p text:style-name="P5"><text:span text:style-name="T9">1 – </text:span>Se desplegaran los ítems de una fase.</text:p>
          </table:table-cell>
          <table:covered-table-cell/>
        </table:table-row>
      </table:table>
      <text:p text:style-name="P2"><text:span text:style-name="T7">Diagramas de casos de uso relacionados: </text:span><text:span text:style-name="UC_5f_NormalAzul_20_Car"><text:span text:style-name="T6">Diagrama del Caso de Uso del Módulo de Desarrollo.</text:span></text:span></text:p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table:number-columns-spanned="2" office:value-type="string">
            <text:p text:style-name="P11">CURSO NORMAL (Camino Exitoso)</text:p>
            <text:p text:style-name="P11"/>
          </table:table-cell>
          <table:covered-table-cell/>
        </table:table-row>
        <table:table-row table:style-name="Table62.1">
          <table:table-cell table:style-name="Table62.A2" office:value-type="string">
            <text:p text:style-name="P3">Usuario</text:p>
          </table:table-cell>
          <table:table-cell table:style-name="Table62.A1" office:value-type="string">
            <text:p text:style-name="P3">Sistema</text:p>
          </table:table-cell>
        </table:table-row>
        <table:table-row table:style-name="Table62.3">
          <table:table-cell table:style-name="Table62.A2" office:value-type="string">
            <text:p text:style-name="P5">1<text:span text:style-name="T9"> – </text:span>Selecciona el menú <text:span text:style-name="T9">“</text:span><text:span text:style-name="T2">Administración de ítem”</text:span><text:span text:style-name="T3">.</text:span></text:p>
          </table:table-cell>
          <table:table-cell table:style-name="Table62.A1" office:value-type="string">
            <text:p text:style-name="P10">2<text:span text:style-name="T9"> – </text:span>Despliega el menú correspondiente a opciones sobre ítems.</text:p>
          </table:table-cell>
        </table:table-row>
        <table:table-row table:style-name="Table62.4">
          <table:table-cell table:style-name="Table62.A4" office:value-type="string">
            <text:p text:style-name="P5">3<text:span text:style-name="T9"> – </text:span>Selecciona <text:span text:style-name="T9">“Consultar ítem”.</text:span></text:p>
          </table:table-cell>
          <table:table-cell table:style-name="Table62.B4" office:value-type="string">
            <text:p text:style-name="P10">4<text:span text:style-name="T9"> – </text:span>Verifica si la fase está en estado activo(en progreso o en linea base).</text:p>
          </table:table-cell>
        </table:table-row>
        <table:table-row table:style-name="Table62.5">
          <table:table-cell table:style-name="Table62.A4" office:value-type="string">
            <text:p text:style-name="P8"/>
          </table:table-cell>
          <table:table-cell table:style-name="Table62.B4" office:value-type="string">
            <text:p text:style-name="P10">5<text:span text:style-name="T9"> – </text:span>Despliega todos los ítems, con sus respectivos datos, pertenecientes a la fase.</text:p>
          </table:table-cell>
        </table:table-row>
        <table:table-row table:style-name="Table62.6">
          <table:table-cell table:style-name="Table62.A4" office:value-type="string">
            <text:p text:style-name="P7">6- Selecciona un registro</text:p>
          </table:table-cell>
          <table:table-cell table:style-name="Table62.B4" office:value-type="string">
            <text:p text:style-name="P10">7- Despliega los datos del items solicitado</text:p>
          </table:table-cell>
        </table:table-row>
        <table:table-row table:style-name="Table62.7">
          <table:table-cell table:style-name="Table62.A4" office:value-type="string">
            <text:p text:style-name="P5">6<text:span text:style-name="T9"> – Selecciona “Salir”.</text:span></text:p>
          </table:table-cell>
          <table:table-cell table:style-name="Table62.B4" office:value-type="string">
            <text:p text:style-name="P10"/>
          </table:table-cell>
        </table:table-row>
      </table:table>
      <text:p text:style-name="P6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3">ALTERNATIVAS (Camino exitoso)</text:p>
          </table:table-cell>
        </table:table-row>
        <table:table-row table:style-name="Table63.1">
          <table:table-cell table:style-name="Table63.A1" office:value-type="string">
            <text:list xml:id="list4042577881" text:style-name="WW8Num8">
              <text:list-header>
                <text:p text:style-name="P14">Ninguno.</text:p>
              </text:list-header>
            </text:list>
          </table:table-cell>
        </table:table-row>
      </table:table>
      <text:p text:style-name="P4"/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3">EXCEPCIONES</text:p>
          </table:table-cell>
        </table:table-row>
        <table:table-row table:style-name="Table64.1">
          <table:table-cell table:style-name="Table64.A1" office:value-type="string">
            <text:list xml:id="list2144516632" text:continue-numbering="true" text:style-name="WW8Num8">
              <text:list-header>
                <text:p text:style-name="P14"/>
                <text:p text:style-name="P14">E1. Servidor Web no disponible.</text:p>
                <text:p text:style-name="P12"><text:span text:style-name="T11">E1.1</text:span> Falla de comunicación con el servidor Web o la base de datos.</text:p>
                <text:p text:style-name="P12"/>
              </text:list-header>
            </text:list>
          </table:table-cell>
        </table:table-row>
      </table:table>
      <text:p text:style-name="P4"/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P5">Asociaciones de Extensión: Administrar ítems, Modificar Item, Eliminar Item, Reversión Item, Agregar relación a ítem.</text:p>
          </table:table-cell>
        </table:table-row>
        <table:table-row table:style-name="Table65.2">
          <table:table-cell table:style-name="Table65.A1" office:value-type="string">
            <text:p text:style-name="P5">Asociaciones de Inclusión: </text:p>
          </table:table-cell>
        </table:table-row>
        <table:table-row table:style-name="Table65.1">
          <table:table-cell table:style-name="Table65.A1" office:value-type="string">
            <text:p text:style-name="P5">Casos de Uso donde se incluye: </text:p>
          </table:table-cell>
        </table:table-row>
        <table:table-row table:style-name="Table65.1">
          <table:table-cell table:style-name="Table65.A1" office:value-type="string">
            <text:p text:style-name="P5">Casos de Uso al que extiende: Administrar ítems.</text:p>
          </table:table-cell>
        </table:table-row>
        <table:table-row table:style-name="Table65.1">
          <table:table-cell table:style-name="Table65.A1" office:value-type="string">
            <text:p text:style-name="P5">Caso de Uso de Generalización: </text:p>
          </table:table-cell>
        </table:table-row>
        <table:table-row table:style-name="Table65.1">
          <table:table-cell table:style-name="Table65.A6" office:value-type="string">
            <text:p text:style-name="P5">Requerimientos Funcionales Asociados<text:span text:style-name="T12">: RF275</text:span></text:p>
          </table:table-cell>
        </table:table-row>
      </table:table>
      <text:list xml:id="list4042577882" text:style-name="L1">
        <text:list-item>
          <text:list>
            <text:list-item>
              <text:list>
                <text:list-item>
                  <text:list>
                    <text:list-header>
                      <text:p text:style-name="P13"><text:span text:style-name="UC_5f_NormalAzul_20_Car"><text:span text:style-name="T5"/></text:span></text:p>
                      <text:p text:style-name="P13"><text:span text:style-name="UC_5f_NormalAzul_20_Car"><text:span text:style-name="T5"/></text:span></text:p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2:45:59</meta:creation-date>
    <dc:date>2013-03-22T23:59:18</dc:date>
    <meta:editing-duration>PT21S</meta:editing-duration>
    <meta:editing-cycles>8</meta:editing-cycles>
    <meta:generator>LibreOffice/3.5$Linux_x86 LibreOffice_project/350m1$Build-2</meta:generator>
    <dc:creator>elena </dc:creator>
    <meta:document-statistic meta:table-count="5" meta:image-count="0" meta:object-count="0" meta:page-count="1" meta:paragraph-count="38" meta:word-count="264" meta:character-count="1619" meta:non-whitespace-character-count="1389"/>
  </office:meta>
</office:document-meta>
</file>